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language="pt" fo:country="BR"/>
    </style:style>
    <style:style style:name="P2" style:family="paragraph" style:parent-style-name="Standard">
      <style:text-properties officeooo:rsid="000c1b62" officeooo:paragraph-rsid="000c1b62"/>
    </style:style>
    <style:style style:name="P3" style:family="paragraph" style:parent-style-name="Standard">
      <style:text-properties officeooo:rsid="000e0d6d" officeooo:paragraph-rsid="000e0d6d"/>
    </style:style>
    <style:style style:name="P4" style:family="paragraph" style:parent-style-name="Standard">
      <style:text-properties officeooo:paragraph-rsid="000e0d6d"/>
    </style:style>
    <style:style style:name="P5" style:family="paragraph" style:parent-style-name="Standard">
      <style:text-properties fo:font-weight="bold" officeooo:rsid="000ee82b" officeooo:paragraph-rsid="000ee82b" style:font-weight-asian="bold" style:font-weight-complex="bold"/>
    </style:style>
    <style:style style:name="P6" style:family="paragraph" style:parent-style-name="Standard">
      <style:text-properties fo:font-weight="bold" officeooo:rsid="00149a03" officeooo:paragraph-rsid="00149a03" style:font-weight-asian="bold" style:font-weight-complex="bold"/>
    </style:style>
    <style:style style:name="P7" style:family="paragraph" style:parent-style-name="Standard">
      <style:text-properties officeooo:rsid="000ee82b" officeooo:paragraph-rsid="000ee82b"/>
    </style:style>
    <style:style style:name="P8" style:family="paragraph" style:parent-style-name="Standard">
      <style:text-properties officeooo:rsid="0011cebe" officeooo:paragraph-rsid="0011cebe"/>
    </style:style>
    <style:style style:name="P9" style:family="paragraph" style:parent-style-name="Standard">
      <style:text-properties officeooo:rsid="0011cebe" officeooo:paragraph-rsid="00129751"/>
    </style:style>
    <style:style style:name="P10" style:family="paragraph" style:parent-style-name="Standard">
      <style:text-properties officeooo:rsid="000dfe3f" officeooo:paragraph-rsid="00149a03"/>
    </style:style>
    <style:style style:name="P11" style:family="paragraph" style:parent-style-name="Standard">
      <style:text-properties officeooo:rsid="000b80d9" officeooo:paragraph-rsid="000c1b62"/>
    </style:style>
    <style:style style:name="P12" style:family="paragraph" style:parent-style-name="Standard">
      <style:text-properties officeooo:rsid="00129751" officeooo:paragraph-rsid="001716e4"/>
    </style:style>
    <style:style style:name="P13" style:family="paragraph" style:parent-style-name="Standard">
      <style:text-properties officeooo:rsid="00104672" officeooo:paragraph-rsid="000ee82b"/>
    </style:style>
    <style:style style:name="P14" style:family="paragraph" style:parent-style-name="Text_20_body">
      <style:text-properties officeooo:paragraph-rsid="001e9364"/>
    </style:style>
    <style:style style:name="P15" style:family="paragraph" style:parent-style-name="Heading_20_1">
      <style:text-properties officeooo:rsid="0019540a" officeooo:paragraph-rsid="0019540a"/>
    </style:style>
    <style:style style:name="P16" style:family="paragraph" style:parent-style-name="Heading_20_2">
      <style:text-properties officeooo:paragraph-rsid="001aadb4"/>
    </style:style>
    <style:style style:name="P17" style:family="paragraph" style:parent-style-name="Heading_20_2">
      <style:text-properties officeooo:rsid="001b8c1c" officeooo:paragraph-rsid="001b8c1c"/>
    </style:style>
    <style:style style:name="P18" style:family="paragraph" style:parent-style-name="Standard">
      <style:text-properties officeooo:rsid="00149a03" officeooo:paragraph-rsid="000c1b62"/>
    </style:style>
    <style:style style:name="P19" style:family="paragraph" style:parent-style-name="Standard">
      <style:text-properties officeooo:rsid="00149a03" officeooo:paragraph-rsid="00129751"/>
    </style:style>
    <style:style style:name="P20" style:family="paragraph" style:parent-style-name="Standard">
      <style:text-properties officeooo:rsid="0014821c" officeooo:paragraph-rsid="00129751"/>
    </style:style>
    <style:style style:name="P21" style:family="paragraph" style:parent-style-name="Standard">
      <style:text-properties officeooo:rsid="001527ca" officeooo:paragraph-rsid="00129751"/>
    </style:style>
    <style:style style:name="T1" style:family="text">
      <style:text-properties fo:language="zxx" fo:country="none" officeooo:rsid="000e0d6d" style:language-asian="zxx" style:country-asian="none" style:language-complex="zxx" style:country-complex="none"/>
    </style:style>
    <style:style style:name="T2" style:family="text">
      <style:text-properties officeooo:rsid="000c55bc"/>
    </style:style>
    <style:style style:name="T3" style:family="text">
      <style:text-properties officeooo:rsid="000e0d6d"/>
    </style:style>
    <style:style style:name="T4" style:family="text">
      <style:text-properties officeooo:rsid="000ee82b"/>
    </style:style>
    <style:style style:name="T5" style:family="text">
      <style:text-properties officeooo:rsid="00129751"/>
    </style:style>
    <style:style style:name="T6" style:family="text">
      <style:text-properties fo:font-style="italic" officeooo:rsid="00129751" style:font-style-asian="italic" style:font-style-complex="italic"/>
    </style:style>
    <style:style style:name="T7" style:family="text">
      <style:text-properties fo:font-style="italic" officeooo:rsid="00149a03" style:font-style-asian="italic" style:font-style-complex="italic"/>
    </style:style>
    <style:style style:name="T8" style:family="text">
      <style:text-properties fo:font-style="normal" officeooo:rsid="00129751" style:font-style-asian="normal" style:font-style-complex="normal"/>
    </style:style>
    <style:style style:name="T9" style:family="text">
      <style:text-properties officeooo:rsid="0014821c"/>
    </style:style>
    <style:style style:name="T10" style:family="text">
      <style:text-properties officeooo:rsid="00149a03"/>
    </style:style>
    <style:style style:name="T11" style:family="text">
      <style:text-properties officeooo:rsid="001527ca"/>
    </style:style>
    <style:style style:name="T12" style:family="text">
      <style:text-properties officeooo:rsid="001716e4"/>
    </style:style>
    <style:style style:name="T13" style:family="text">
      <style:text-properties officeooo:rsid="001aadb4"/>
    </style:style>
    <style:style style:name="T14" style:family="text">
      <style:text-properties officeooo:rsid="001b8c1c"/>
    </style:style>
    <style:style style:name="T15" style:family="text">
      <style:text-properties officeooo:rsid="001e9364"/>
    </style:style>
    <style:style style:name="T16" style:family="text">
      <style:text-properties fo:font-weight="bold" style:font-weight-asian="bold"/>
    </style:style>
    <style:style style:name="T17" style:family="text">
      <style:text-properties fo:font-weight="normal" style:font-weight-asian="normal"/>
    </style:style>
    <style:style style:name="T18" style:family="text">
      <style:text-properties style:font-weight-asian="bold"/>
    </style:style>
    <style:style style:name="T19" style:family="text">
      <style:text-properties style:font-weight-asian="normal"/>
    </style:style>
    <style:style style:name="T20" style:family="text">
      <style:text-properties officeooo:rsid="001ea189"/>
    </style:style>
    <style:style style:name="T21" style:family="text">
      <style:text-properties officeooo:rsid="00201e3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3">2 </text:span>REVISÃO DA LITERATURA</text:h>
      <text:h text:style-name="P17" text:outline-level="2">2.1 Processo de tomada de decisão com múltiplos objetivos <text:span text:style-name="T15">e AHP</text:span></text:h>
      <text:p text:style-name="P14"><text:span text:style-name="T15">De acordo com </text:span><text:reference-mark-start text:name="ZOTERO_ITEM CSL_CITATION {&quot;citationID&quot;:&quot;qe5qlejfn&quot;,&quot;properties&quot;:{&quot;formattedCitation&quot;:&quot;(SINGPURWALLA; FORMAN; ZALKIND, 1999)&quot;,&quot;plainCitation&quot;:&quot;(SINGPURWALLA; FORMAN; ZALKIND, 1999)&quot;},&quot;citationItems&quot;:[{&quot;id&quot;:327,&quot;uris&quot;:[&quot;http://zotero.org/users/1613935/items/GVZKMR3X&quot;],&quot;uri&quot;:[&quot;http://zotero.org/users/1613935/items/GVZKMR3X&quot;],&quot;itemData&quot;:{&quot;id&quot;:327,&quot;type&quot;:&quot;article-journal&quot;,&quot;title&quot;:&quot;Promoting shared health care decision making using the analytic hierarchy process&quot;,&quot;container-title&quot;:&quot;Socio-Economic Planning Sciences&quot;,&quot;page&quot;:&quot;277-299&quot;,&quot;volume&quot;:&quot;33&quot;,&quot;issue&quot;:&quot;4&quot;,&quot;source&quot;:&quot;CrossRef&quot;,&quot;DOI&quot;:&quot;10.1016/S0038-0121(99)00009-9&quot;,&quot;ISSN&quot;:&quot;00380121&quot;,&quot;language&quot;:&quot;en&quot;,&quot;author&quot;:[{&quot;family&quot;:&quot;Singpurwalla&quot;,&quot;given&quot;:&quot;Norah&quot;},{&quot;family&quot;:&quot;Forman&quot;,&quot;given&quot;:&quot;Ernest&quot;},{&quot;family&quot;:&quot;Zalkind&quot;,&quot;given&quot;:&quot;David&quot;}],&quot;issued&quot;:{&quot;date-parts&quot;:[[&quot;1999&quot;,12]]},&quot;accessed&quot;:{&quot;date-parts&quot;:[[&quot;2014&quot;,7,31]]}}}],&quot;schema&quot;:&quot;https://github.com/citation-style-language/schema/raw/master/csl-citation.json&quot;} RND195sUUgiQm"/>(SINGPURWALLA; FORMAN; ZALKIND, 1999)<text:reference-mark-end text:name="ZOTERO_ITEM CSL_CITATION {&quot;citationID&quot;:&quot;qe5qlejfn&quot;,&quot;properties&quot;:{&quot;formattedCitation&quot;:&quot;(SINGPURWALLA; FORMAN; ZALKIND, 1999)&quot;,&quot;plainCitation&quot;:&quot;(SINGPURWALLA; FORMAN; ZALKIND, 1999)&quot;},&quot;citationItems&quot;:[{&quot;id&quot;:327,&quot;uris&quot;:[&quot;http://zotero.org/users/1613935/items/GVZKMR3X&quot;],&quot;uri&quot;:[&quot;http://zotero.org/users/1613935/items/GVZKMR3X&quot;],&quot;itemData&quot;:{&quot;id&quot;:327,&quot;type&quot;:&quot;article-journal&quot;,&quot;title&quot;:&quot;Promoting shared health care decision making using the analytic hierarchy process&quot;,&quot;container-title&quot;:&quot;Socio-Economic Planning Sciences&quot;,&quot;page&quot;:&quot;277-299&quot;,&quot;volume&quot;:&quot;33&quot;,&quot;issue&quot;:&quot;4&quot;,&quot;source&quot;:&quot;CrossRef&quot;,&quot;DOI&quot;:&quot;10.1016/S0038-0121(99)00009-9&quot;,&quot;ISSN&quot;:&quot;00380121&quot;,&quot;language&quot;:&quot;en&quot;,&quot;author&quot;:[{&quot;family&quot;:&quot;Singpurwalla&quot;,&quot;given&quot;:&quot;Norah&quot;},{&quot;family&quot;:&quot;Forman&quot;,&quot;given&quot;:&quot;Ernest&quot;},{&quot;family&quot;:&quot;Zalkind&quot;,&quot;given&quot;:&quot;David&quot;}],&quot;issued&quot;:{&quot;date-parts&quot;:[[&quot;1999&quot;,12]]},&quot;accessed&quot;:{&quot;date-parts&quot;:[[&quot;2014&quot;,7,31]]}}}],&quot;schema&quot;:&quot;https://github.com/citation-style-language/schema/raw/master/csl-citation.json&quot;} RND195sUUgiQm"/></text:p>
      <text:h text:style-name="Heading_20_2" text:outline-level="2">2.<text:span text:style-name="T14">2</text:span> A metodologia AHP <text:span text:style-name="T13">no setor de saúde</text:span></text:h>
      <text:p text:style-name="P14"><text:span text:style-name="T15">De acordo com </text:span><text:reference-mark-start text:name="ZOTERO_ITEM CSL_CITATION {&quot;citationID&quot;:&quot;10v5akujd0&quot;,&quot;properties&quot;:{&quot;formattedCitation&quot;:&quot;(LIBERATORE; NYDICK, 2008)&quot;,&quot;plainCitation&quot;:&quot;(LIBERATORE;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jmnCGMewPv"/>(LIBERATORE; NYDICK, 2008)<text:reference-mark-end text:name="ZOTERO_ITEM CSL_CITATION {&quot;citationID&quot;:&quot;10v5akujd0&quot;,&quot;properties&quot;:{&quot;formattedCitation&quot;:&quot;(LIBERATORE; NYDICK, 2008)&quot;,&quot;plainCitation&quot;:&quot;(LIBERATORE;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jmnCGMewPv"/>, “<text:span text:style-name="T15">a AHP aperece como um ferramenta de suporte promissora para decisões compartilhadas entre pacientes e médicos, avaliação e seleção de terapias e tratamento e avaliação de tecnologias para saúde e assistência médica. Esperamos que a pesquisa em AHP continue como um importante componente da assistência e pesquisa médica”.</text:span></text:p>
      <text:h text:style-name="P16" text:outline-level="2"><text:span text:style-name="T13">2.3 </text:span>Sistemas ERP <text:span text:style-name="T13">para gestão hospitalar</text:span></text:h>
      <text:p text:style-name="Standard">A saúde como um todo sofre um grande impacto <text:span text:style-name="T2">com os avanços na tecnologia</text:span>, a automação de processos proporci<text:span text:style-name="T2">on</text:span>ado pelos novos sistemas de informação <text:span text:style-name="T2">levanta um dilema moral sobre os limites da penetração da tecnologia e até onde ela é bem-vinda. Entrevistamos Osmar Antonio dos Santos, funcionário do Hospital Edmundo Vasconcelos (HEV) desde 1992 e atualmente a frente do setor de tecnologia, que nos relatou como foi o processo decisório para a escolha de um software de automação comercial do tipo </text:span><text:span text:style-name="T7">Enterprise Resources Planning</text:span><text:span text:style-name="T2"> (ERP).</text:span></text:p>
      <text:p text:style-name="P11"/>
      <text:p text:style-name="P11">O Hospital Edmundo Vasconcelos está localizado na cidade de São Paulo, cidade mais rica e populosa do Brasil. De acordo com informações fornecidas pela própria instituição na internet, seu complexo hospitalar possui uma das maiores e melhores infra-estrutura do país. “São mais de 25 mil metros quadrados onde funcionam serviços de internação, consultas médicas de especialidades e de pronto-socorro, moderno centro cirúrgico e completa estrutura de medicina diagnóstica.”</text:p>
      <text:p text:style-name="P2"/>
      <text:p text:style-name="P2">Com mais de 50 anos de história o hospital vivenciou diversos momentos importantes, se adaptando constantemente as mudanças de ambiente e as novas tecnologias. A crescente escalada tecnológica que vivenciamos desde 1980, com a chegada dos primeiros <text:span text:style-name="T10">micro </text:span>computadores no mercado, teve impacto em diversos setores da sociedade, <text:span text:style-name="T10">inclusive na gestão hospitalar</text:span>. Grandes avanços na capacidade de processamento e diminuição do tamanho das máquinas <text:span text:style-name="T2">fez aumentar </text:span>a presença de dispositivos eletrônicos em diversos ambientes de trabalho.</text:p>
      <text:p text:style-name="P2"/>
      <text:p text:style-name="P18">Existia uma pressão muito forte para adoção de novas tecnologias </text:p>
      <text:h text:style-name="Heading_20_2" text:outline-level="2"><text:span text:style-name="T20">2.4 </text:span>Res<text:span text:style-name="T21">istência</text:span> <text:span text:style-name="T21">aos avanço da</text:span> tecnologia<text:span text:style-name="T4"> na saúde</text:span></text:h>
      <text:p text:style-name="P4"><text:span text:style-name="T2">Os avanços na tecnologia não vão cessar, novas tecnologias e novos meios de usar as tecnologias atuais surgem constantemente. Atualmente muitos gestores de sa</text:span><text:span text:style-name="T1">úde resistem a implementação do chamado prontuário eletrônico, dispositivo que substitui o atual prontuário no papel. </text:span></text:p>
      <text:p text:style-name="P4"/>
      <text:p text:style-name="P4"><text:span text:style-name="T1">Os benefícios esperados dessa tecnologia são melhores informações para o médico tomar decisões, já que o histórico médico do paciente será digital e estará disponível constantemente a </text:span><text:soft-page-break/><text:span text:style-name="T1">qualquer hora, não será mais necessário refazer perguntas, por exemplo sobre alergias, a cada entrada do paciente no hospital.</text:span><text:span text:style-name="T3">Outro avanço é a possibilidade do dispositivo processar as informações médicas passados do paciente com os atuais sintomas para sugerir alternativas de tratamento.</text:span></text:p>
      <text:p text:style-name="P3"/>
      <text:p text:style-name="P3">Em primeiro lugar existe o problema da quebra do sigilo médico do paciente, essas informações poderiam ser usadas com finalidades não médica, como marketing de produtos médicos, além do perigo do roubo dos dados por pessoas mal-intencionadas.</text:p>
      <text:p text:style-name="P3"/>
      <text:p text:style-name="Standard"><text:span text:style-name="T3">O principal impeditivo ainda é uma questão ética não resolvida, que atualmente restringe bastante a adoção dessa tecnologia. A questão é a referente as responsabilidades, como abordado por </text:span><text:reference-mark-start text:name="ZOTERO_ITEM CSL_CITATION {&quot;citationID&quot;:&quot;1cf6e7pes&quot;,&quot;properties&quot;:{&quot;formattedCitation&quot;:&quot;(LIBERATORE; NYDICK, 2008)&quot;,&quot;plainCitation&quot;:&quot;(LIBERATORE;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92msfRMj0b"/><text:span text:style-name="T3">(LIBERATORE; NYDICK, 2008)</text:span><text:reference-mark-end text:name="ZOTERO_ITEM CSL_CITATION {&quot;citationID&quot;:&quot;1cf6e7pes&quot;,&quot;properties&quot;:{&quot;formattedCitation&quot;:&quot;(LIBERATORE; NYDICK, 2008)&quot;,&quot;plainCitation&quot;:&quot;(LIBERATORE; NYDICK, 2008)&quot;},&quot;citationItems&quot;:[{&quot;id&quot;:323,&quot;uris&quot;:[&quot;http://zotero.org/users/1613935/items/AWTIZWC6&quot;],&quot;uri&quot;:[&quot;http://zotero.org/users/1613935/items/AWTIZWC6&quot;],&quot;itemData&quot;:{&quot;id&quot;:323,&quot;type&quot;:&quot;article-journal&quot;,&quot;title&quot;:&quot;The analytic hierarchy process in medical and health care decision making: A literature review&quot;,&quot;container-title&quot;:&quot;European Journal of Operational Research&quot;,&quot;page&quot;:&quot;194-207&quot;,&quot;volume&quot;:&quot;189&quot;,&quot;issue&quot;:&quot;1&quot;,&quot;source&quot;:&quot;CrossRef&quot;,&quot;DOI&quot;:&quot;10.1016/j.ejor.2007.05.001&quot;,&quot;ISSN&quot;:&quot;03772217&quot;,&quot;shortTitle&quot;:&quot;The analytic hierarchy process in medical and health care decision making&quot;,&quot;language&quot;:&quot;en&quot;,&quot;author&quot;:[{&quot;family&quot;:&quot;Liberatore&quot;,&quot;given&quot;:&quot;Matthew J.&quot;},{&quot;family&quot;:&quot;Nydick&quot;,&quot;given&quot;:&quot;Robert L.&quot;}],&quot;issued&quot;:{&quot;date-parts&quot;:[[&quot;2008&quot;,8]]},&quot;accessed&quot;:{&quot;date-parts&quot;:[[&quot;2014&quot;,7,31]]}}}],&quot;schema&quot;:&quot;https://github.com/citation-style-language/schema/raw/master/csl-citation.json&quot;} RND92msfRMj0b"/><text:span text:style-name="T3">, quando o médico toma a decisão sem o apoio dessa tecnologia, com base apenas em sua experiência e conhecimento, a responsabilidade é inerentemente e inteiramente do médico, mas quando um sistema, projetado por terceiros, escolhido pela alta direção, dentro de um processo decisório adequado, auxilia este médico, a responsabilidade é compartilhada, o que acaba restrigindo o avanço dessa tecnologia. Sendo essa uma interessante questão para estudos futuros.</text:span></text:p>
      <text:p text:style-name="P3"/>
      <text:p text:style-name="P5">Processo decisório</text:p>
      <text:p text:style-name="P7">Foram definidas três etapas do processo decisório da escolha do software. A primeira fase, obrigatória para a utilização da técnica AHP, é a definição dos critérios. Essa é a fase mais importante e que define os parâmetros de escolha, permitindo um consenso do que é importante antes de efetivamente tomar a decisão ou fazer qualquer avaliação de alternativas, que só pode ser feita com critérios bem definidos.</text:p>
      <text:p text:style-name="P13"/>
      <text:p text:style-name="P6">Osmar – Frases</text:p>
      <text:p text:style-name="P10">“Todo mundo pede, mas de uma forma desorganizada e a gente não consegue entender o que eles querem.”</text:p>
      <text:p text:style-name="P8"/>
      <text:h text:style-name="Heading_20_1" text:outline-level="1">Conclusões</text:h>
      <text:p text:style-name="P9">O caso explicita como é delicado o processo decisório de automação de processos na saúde. Os avanços na tecnologia trouxeram mudanças fundamentais no ambiente das organizações, <text:span text:style-name="T5">aumentando a pressão para a adoção de novas técnicas e dinâmicas de trabalho</text:span>. O Hospital Edmundo Vasconcelos, <text:span text:style-name="T5">organização com mais de 50 anos,</text:span> apresentava uma demanda por atualização da sua gestão <text:span text:style-name="T9">e adoção de novas tecnologias</text:span>.</text:p>
      <text:p text:style-name="P9"/>
      <text:p text:style-name="P9"><text:span text:style-name="T5">Acreditava-se que o Hospital precisava de um sistema de prontuário eletrônico, porém mostrou-se mais adequado fazer a adoção de um sistema com finalidade administrativa, deixando a parte assistencial para outro momento. Foram então definidos critérios para a escolha de um software do tipo </text:span><text:span text:style-name="T6">Enterprise Resources Planning</text:span><text:span text:style-name="T8">, ou</text:span><text:span text:style-name="T5"> ERP. </text:span></text:p>
      <text:p text:style-name="P12"/>
      <text:p text:style-name="P12">Primeiramente foram levantados critérios para a escolha do sistema <text:span text:style-name="T12">que d</text:span>everia atender as necessidades da área de farmácia, faturamento e gestão de leitos. <text:span text:style-name="T12">Posteriormente</text:span> então se avaliou alternativas disponíveis no mercado, para <text:span text:style-name="T12">finalmente </text:span>tomarem a decisão que atendesse melhor aos critérios. <text:span text:style-name="T12">Foi utilizado o software X para fazer a aplicação da metodologia AHP </text:span><text:soft-page-break/><text:span text:style-name="T12">durante todo o processo decisório.</text:span></text:p>
      <text:p text:style-name="P9"/>
      <text:p text:style-name="P20">O sucesso do caso pode ser comprovado pelo fato do software escolhido ser usado até hoje. Numa área em constante mudanças, tomar uma decisão de longo prazo é um desafio ainda maior. Critérios bem definidos e a oportunidade de entrevistar cada fornecedor antes da tomada de decisão permitiram uma decisão melhor, diminuindo o risco em relação a escolha de um software inadequado, evitando assim trocas futuras do sistema.</text:p>
      <text:p text:style-name="P9"/>
      <text:p text:style-name="P19">A metodologia AHP foi considerada de vital importância para o sucesso da decisão, como relatada pelo chefe do setor de tecnologia do Hospital. O processo decisório envolveu tantas áreas quanto possíveis, com somente uma reclamação posterior, vinda do setor de laboratório, única área que não se sentiu representada dentro do processo.</text:p>
      <text:p text:style-name="P9"/>
      <text:p text:style-name="P21">Neste caso houve sucesso na utilização de metodologia AHP para a seleção de software de gestão hospitalar. O sucesso da decisão pode ser creditado a metodologia AHP e seus implementadores, sendo recomendada por nosso entrevistado.</text:p>
      <text:p text:style-name="P9"/>
      <text:h text:style-name="Heading_20_1" text:outline-level="1">Referências Bibliográficas</text:h>
      <text:section text:style-name="Sect1" text:name="ZOTERO_BIBL {&quot;custom&quot;:[]} CSL_BIBLIOGRAPHY RNDxhuyDOwPeW">
        <text:p text:style-name="Bibliography_20_1">LIBERATORE, Matthew J.; NYDICK, Robert L. The analytic hierarchy process in medical and health care decision making: A literature review. <text:span text:style-name="T16">European Journal of Operational Research</text:span><text:span text:style-name="T17"> v. 189, n. 1, p. 194–207 , ago. 2008. Acesso em: 31 jul. 2014.</text:span></text:p>
        <text:p text:style-name="Bibliography_20_1"><text:span text:style-name="T17">SINGPURWALLA, Norah; FORMAN, Ernest; ZALKIND, David. Promoting shared health care decision making using the analytic hierarchy process. </text:span><text:span text:style-name="T16">Socio-Economic Planning Sciences</text:span><text:span text:style-name="T17"> v. 33, n. 4, p. 277–299 , dez. 1999. Acesso em: 31 jul. 2014.</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FreeSerif" fo:font-family="Free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background-color="transparent">
        <style:tab-stops/>
        <style:background-image/>
      </style:paragraph-properties>
      <style:text-properties fo:text-transform="uppercase" style:font-name="FreeSerif1" fo:font-family="FreeSerif" style:font-style-name="Negrito"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erif1" fo:font-family="FreeSerif" style:font-style-name="Negrito"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111111" style:font-name="FreeSerif1" fo:font-family="FreeSerif" style:font-style-name="Negrito" style:font-family-generic="roman" style:font-pitch="variable" fo:font-size="12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1" fo:font-family="FreeSerif" style:font-style-name="Negrito" style:font-family-generic="roman" style:font-pitch="variable" fo:font-size="12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ste" style:family="paragraph" style:parent-style-name="Text_20_body">
      <style:text-properties fo:language="pt" fo:country="BR" officeooo:rsid="0053a6f7"/>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pt" fo:country="BR"/>
    </style:style>
    <style:page-layout style:name="Mpm1">
      <style:page-layout-properties fo:page-width="8.2701in" fo:page-height="11.6902in" style:num-format="1" style:print-orientation="portrait" fo:margin-top="1.1799in" fo:margin-bottom="0.7874in" fo:margin-left="1.1799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7T10:52:39.877090972</meta:creation-date>
    <meta:editing-duration>PT14H27M57S</meta:editing-duration>
    <meta:editing-cycles>23</meta:editing-cycles>
    <meta:generator>LibreOffice/4.2.3.3$Linux_x86 LibreOffice_project/420m0$Build-3</meta:generator>
    <dc:date>2014-07-31T00:05:37.864802577</dc:date>
    <meta:document-statistic meta:table-count="0" meta:image-count="0" meta:object-count="0" meta:page-count="3" meta:paragraph-count="30" meta:word-count="1069" meta:character-count="7061" meta:non-whitespace-character-count="6020"/>
    <meta:user-defined meta:name="ZOTERO_PREF_1">&lt;data data-version="3" zotero-version="4.0.21.2"&gt;&lt;session id="zsrhC4IB"/&gt;&lt;style id="http://www.zotero.org/styles/associacao-brasileira-de-normas-tecnicas-ufjf" hasBibliography="1" bibliographyStyleHasBeenSet="1"/&gt;&lt;prefs&gt;&lt;pref name="fieldType" value="Refer</meta:user-defined>
    <meta:user-defined meta:name="ZOTERO_PREF_2">enceMark"/&gt;&lt;pref name="storeReferences" value="true"/&gt;&lt;pref name="automaticJournalAbbreviations" value="true"/&gt;&lt;pref name="noteType" value="0"/&gt;&lt;/prefs&gt;&lt;/data&gt;</meta:user-defined>
  </office:meta>
</office:document-meta>
</file>